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6.902cm"/>
    </style:style>
    <style:style style:name="co7" style:family="table-column">
      <style:table-column-properties fo:break-before="auto" style:column-width="4.681cm"/>
    </style:style>
    <style:style style:name="co8" style:family="table-column">
      <style:table-column-properties fo:break-before="auto" style:column-width="4.47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3" style:family="table-cell" style:parent-style-name="Default" style:data-style-name="N0"/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ff3333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rden</text:p>
          </table:table-cell>
          <table:table-cell office:value-type="string">
            <text:p>Creado en</text:p>
          </table:table-cell>
          <table:table-cell office:value-type="string">
            <text:p>Cliente</text:p>
          </table:table-cell>
          <table:table-cell office:value-type="string">
            <text:p>ABC</text:p>
          </table:table-cell>
          <table:table-cell office:value-type="string">
            <text:p>Producto</text:p>
          </table:table-cell>
          <table:table-cell office:value-type="string">
            <text:p>Marca</text:p>
          </table:table-cell>
          <table:table-cell office:value-type="string">
            <text:p>Internal Code</text:p>
          </table:table-cell>
          <table:table-cell office:value-type="string">
            <text:p>Creado por</text:p>
          </table:table-cell>
          <table:table-cell table:style-name="ce5" office:value-type="string">
            <text:p>Precio en $</text:p>
          </table:table-cell>
          <table:table-cell office:value-type="string">
            <text:p>Cantidad entregado</text:p>
          </table:table-cell>
          <table:table-cell table:style-name="ce5" office:value-type="string">
            <text:p>Total en $</text:p>
          </table:table-cell>
          <table:table-cell table:style-name="ce7" office:value-type="string">
            <text:p>Neto en $</text:p>
          </table:table-cell>
          <table:table-cell table:style-name="ce8" office:value-type="string">
            <text:p>Num Recepciones ultimos 9 meses</text:p>
          </table:table-cell>
        </table:table-row>
        <table:table-row table:style-name="ro1">
          <table:table-cell table:style-name="ce1" office:value-type="string">
            <text:p><text:a xlink:href="python://for%20each=%22o%20in%20objects.sorted(key=lambda%20r:%20(r.create_uid.id,r.product_id.id))%22">for each o in objects</text:a>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<text:a xlink:href="python://o.id">name</text:a></text:p>
          </table:table-cell>
          <table:table-cell table:style-name="ce2" office:value-type="string">
            <text:p><text:a xlink:href="python://o.order_id">name</text:a></text:p>
          </table:table-cell>
          <table:table-cell table:style-name="ce2" office:value-type="string">
            <text:p><text:a xlink:href="python://o.create_date">name</text:a></text:p>
          </table:table-cell>
          <table:table-cell table:style-name="ce2" office:value-type="string">
            <text:p><text:a xlink:href="python://o.order_partner_id.name">name</text:a></text:p>
          </table:table-cell>
          <table:table-cell table:style-name="ce2" office:value-type="string">
            <text:p><text:a xlink:href="python://o.product_id.abc_sales_combined">name</text:a></text:p>
          </table:table-cell>
          <table:table-cell table:style-name="ce2" office:value-type="string">
            <text:p><text:a xlink:href="python://o.product_id.name%20+%22%20%22%20+%20str(o.supplier_code)">name</text:a></text:p>
          </table:table-cell>
          <table:table-cell table:style-name="ce2" office:value-type="string">
            <text:p><text:a xlink:href="python://o.product_brand_id.name">name</text:a></text:p>
          </table:table-cell>
          <table:table-cell table:style-name="ce2" office:value-type="string">
            <text:p><text:a xlink:href="python://o.internal_code">name</text:a></text:p>
          </table:table-cell>
          <table:table-cell table:style-name="ce2" office:value-type="string">
            <text:p><text:a xlink:href="python://o.create_uid.name">name</text:a></text:p>
          </table:table-cell>
          <table:table-cell table:style-name="ce6" office:value-type="string">
            <text:p><text:a xlink:href="python://'%7B0:.2f%7D'.format(o.price_reduce%20*%20o.currency_id.inverse_rate)">name</text:a></text:p>
          </table:table-cell>
          <table:table-cell table:style-name="ce6" office:value-type="string">
            <text:p><text:a xlink:href="python://o.qty_delivered-o.qty_returned">name</text:a></text:p>
          </table:table-cell>
          <table:table-cell table:style-name="ce6" office:value-type="string">
            <text:p><text:a xlink:href="python://'%7B0:.2f%7D'.format((o.qty_delivered-o.qty_returned)*o.price_reduce%20%20*%20o.currency_id.inverse_rate)">name</text:a></text:p>
          </table:table-cell>
          <table:table-cell table:style-name="ce6" office:value-type="string">
            <text:p><text:a xlink:href="python://%20'%7B0:.2f%7D'.format((len(o.env['stock.move'].search([[%22picking_type_id%22,%22in%22,[6,11,16]],[%22state%22,%22in%22,[%22done%22,%22assigned%22]],[%22location_id.id%22,%22=%22,8],[%22product_id.id%22,%22=%22,o.product_id.id],['date',%20'%3E=',%20time.strftime(%22%25Y-%25m-%25d%22,%20time.gmtime(time.time(%20)-270*24*60*60))]%20]))%3E0)%20and%200%20or%20(o.qty_delivered-o.qty_returned)*o.price_reduce*%20%20o.currency_id.inverse_rate%20*%200.005)">name</text:a></text:p>
          </table:table-cell>
          <table:table-cell table:style-name="ce2" office:value-type="string">
            <text:p><text:a xlink:href="python://len(o.env['stock.move'].search([[%22picking_type_id%22,%22in%22,[6,11,16]],[%22state%22,%22in%22,[%22done%22,%22assigned%22]],[%22location_id.id%22,%22=%22,8],[%22product_id.id%22,%22=%22,o.product_id.id],['date',%20'%3E=',%20time.strftime(%22%25Y-%25m-%25d%22,%20time.gmtime(time.time(%20)-270*24*60*60))]%20]))">name</text:a></text:p>
          </table:table-cell>
        </table:table-row>
        <table:table-row table:style-name="ro1">
          <table:table-cell table:style-name="ce1" office:value-type="string">
            <text:p><text:a xlink:href="python:///for">end for</text:a>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Condiciones (beta v0.2 – prueba julio)</text:p>
          </table:table-cell>
          <table:table-cell table:number-columns-repeated="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roducto D3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 puede tener recepciones los ultimos 9 meses ni ordenes de compra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 mide desde nota de venta: cantidades  (entregadas-devueltas) reales y COBRADAS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fecta al que hizo la nota de venta. Pueden participar todo el equipo de la empresa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l producto tiene que tener si o si la etiqueta analicita Outlet_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i se olvidaron de poner la etiqueta analitica le avisan a Lisandro dentro del mes. Fuera del mes no tiene vigencia.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i se transformo un producto a otro de mayor rotacion traer la informacion a Lisandro para computar dentro del mes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lica a partir del 1 de julio 2020. Notas de ventas anteriores no cuentan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Aplicacion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r a filas de notas de venta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licar el filtro de outlet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licar el filtro de fecha de creacion entre 15 de junio a 30 de junio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leccionar todas las filas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mprimir: Outlet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version reporte</text:p>
          </table:table-cell>
          <table:table-cell/>
          <table:table-cell office:value-type="string">
            <text:p>0.4</text:p>
          </table:table-cell>
          <table:table-cell table:style-name="ce4" office:value-type="string">
            <text:p>05/Agosto/2020</text:p>
          </table:table-cell>
          <table:table-cell table:number-columns-repeated="10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5">05/08/2020</text:date>, <text:time>10:11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21:10:57.50</meta:creation-date>
    <dc:date>2020-08-05T10:11:41.04</dc:date>
    <meta:editing-duration>PT1H51M1S</meta:editing-duration>
    <meta:editing-cycles>37</meta:editing-cycles>
    <meta:generator>OpenOffice/4.1.7$Win32 OpenOffice.org_project/417m1$Build-9800</meta:generator>
    <meta:document-statistic meta:table-count="3" meta:cell-count="59" meta:object-count="0"/>
  </office:meta>
</office:document-meta>
</file>